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800000526000007977418515A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Symbol" svg:font-family="Symbol" style:font-charset="x-symbol"/>
    <style:font-face style:name="StarSymbol" svg:font-family="StarSymbol, 'Arial Unicode MS'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officeooo:paragraph-rsid="00221636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Verdana" fo:font-size="10pt" fo:language="it" fo:country="IT" fo:font-style="normal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style:text-underline-style="solid" style:text-underline-width="auto" style:text-underline-color="font-color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italic" officeooo:paragraph-rsid="002082cc" style:font-name-asian="Times New Roman" style:font-size-asian="10pt" style:language-asian="zxx" style:country-asian="none" style:font-style-asian="italic" style:font-name-complex="Verdana" style:font-size-complex="10pt" style:language-complex="zxx" style:country-complex="none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Verdana" fo:font-size="12pt" fo:language="it" fo:country="IT" fo:font-style="normal" fo:font-weight="normal" style:font-name-asian="Times New Roman" style:font-size-asian="12pt" style:language-asian="zxx" style:country-asian="none" style:font-style-asian="normal" style:font-weight-asian="normal" style:font-name-complex="Verdana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italic" fo:font-weight="normal" style:font-name-asian="Times New Roman" style:font-size-asian="10pt" style:language-asian="zxx" style:country-asian="none" style:font-style-asian="italic" style:font-weight-asian="normal" style:font-name-complex="Verdana" style:font-size-complex="10pt" style:language-complex="zxx" style:country-complex="none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justify" style:justify-single-word="false" style:page-number="auto"/>
    </style:style>
    <style:style style:name="P13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P14" style:family="paragraph" style:parent-style-name="Table_20_Contents_20__28_user_29_">
      <style:paragraph-properties fo:text-align="center" style:justify-single-word="false" style:writing-mode="lr-tb"/>
      <style:text-properties style:font-name="Verdana" fo:font-size="8pt" style:font-size-asian="8pt" style:font-name-complex="Verdana" style:font-size-complex="8pt"/>
    </style:style>
    <style:style style:name="T1" style:family="text">
      <style:text-properties style:use-window-font-color="true" style:font-name="Verdana" fo:font-size="12pt" fo:language="it" fo:country="IT" fo:font-weight="bold" style:font-name-asian="Times New Roman" style:font-size-asian="12pt" style:language-asian="zxx" style:country-asian="none" style:font-weight-asian="bold" style:font-name-complex="Verdana" style:font-size-complex="12pt" style:language-complex="zxx" style:country-complex="none"/>
    </style:style>
    <style:style style:name="T2" style:family="text">
      <style:text-properties style:use-window-font-color="true" style:font-name="Verdana" fo:font-size="10pt" fo:language="it" fo:country="IT" fo:font-style="normal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T3" style:family="text">
      <style:text-properties style:use-window-font-color="true" style:font-name="Verdana" fo:font-size="10pt" fo:language="it" fo:country="IT" fo:font-style="normal" style:text-underline-style="none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T4" style:family="text">
      <style:text-properties style:use-window-font-color="true" style:font-name="Verdana" fo:font-size="10pt" fo:language="it" fo:country="IT" fo:font-style="normal" style:text-underline-style="solid" style:text-underline-width="auto" style:text-underline-color="font-color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T5" style:family="text">
      <style:text-properties style:use-window-font-color="true" style:font-name="Verdana" fo:font-size="10pt" fo:language="it" fo:country="IT" fo:font-style="normal" style:text-underline-style="solid" style:text-underline-width="auto" style:text-underline-color="font-color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T6" style:family="text">
      <style:text-properties style:use-window-font-color="true" style:font-name="Verdana" fo:font-size="10pt" fo:language="it" fo:country="IT" fo:font-style="normal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T7" style:family="text">
      <style:text-properties style:use-window-font-color="true" style:font-name="Verdana" fo:font-size="10pt" fo:language="it" fo:country="IT" fo:font-style="normal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T8" style:family="text">
      <style:text-properties style:use-window-font-color="true" style:font-name="Verdana" fo:font-size="10pt" fo:language="it" fo:country="IT" fo:font-style="italic" fo:font-weight="normal" style:font-name-asian="Times New Roman" style:font-size-asian="10pt" style:language-asian="zxx" style:country-asian="none" style:font-style-asian="italic" style:font-weight-asian="normal" style:font-name-complex="Verdana" style:font-size-complex="10pt" style:language-complex="zxx" style:country-complex="none" style:font-style-complex="italic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tyle="normal" officeooo:rsid="001cb942" style:font-style-asian="normal" style:font-style-complex="normal"/>
    </style:style>
    <style:style style:name="T11" style:family="text">
      <style:text-properties fo:font-style="normal" officeooo:rsid="001e9b3b" style:font-style-asian="normal" style:font-style-complex="normal"/>
    </style:style>
    <style:style style:name="T12" style:family="text">
      <style:text-properties fo:font-style="normal" officeooo:rsid="002082cc" style:font-style-asian="normal" style:font-style-complex="normal"/>
    </style:style>
    <style:style style:name="T13" style:family="text">
      <style:text-properties style:font-name="Verdana" fo:font-size="8pt" style:font-size-asian="8pt" style:font-name-complex="Verdana" style:font-size-complex="8pt"/>
    </style:style>
    <style:style style:name="T14" style:family="text">
      <style:text-properties officeooo:rsid="001caf25"/>
    </style:style>
    <style:style style:name="T15" style:family="text">
      <style:text-properties officeooo:rsid="001cb942"/>
    </style:style>
    <style:style style:name="T16" style:family="text">
      <style:text-properties officeooo:rsid="001e9b3b"/>
    </style:style>
    <style:style style:name="T17" style:family="text">
      <style:text-properties officeooo:rsid="00216810"/>
    </style:style>
    <style:style style:name="T18" style:family="text">
      <style:text-properties officeooo:rsid="0022163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magini1" text:anchor-type="char" svg:x="-1.341cm" svg:y="0.055cm" svg:width="1.27cm" svg:height="1.896cm" draw:z-index="0"><draw:image xlink:href="Pictures/2000000800000526000007977418515A.wmf" xlink:type="simple" xlink:show="embed" xlink:actuate="onLoad"/></draw:frame><text:span text:style-name="T1">COMUNE DI SAVONA</text:span></text:p>
      <text:p text:style-name="P2">Settore Politiche Culturali, Turistiche e del Commercio</text:p>
      <text:p text:style-name="P2">Servizio Commercio e Farmacie</text:p>
      <text:p text:style-name="P2">Sportello Unico delle Attività Produttive</text:p>
      <text:p text:style-name="P2"/>
      <text:p text:style-name="P2">Prot. n. <text:s text:c="3"/>/PA<text:tab/><text:tab/><text:tab/><text:tab/><text:tab/><text:tab/></text:p>
      <text:p text:style-name="P2">Rif. Prot. <text:span text:style-name="T14">[protocollo]</text:span></text:p>
      <text:p text:style-name="P2">Savona, <text:span text:style-name="T14">[data]</text:span></text:p>
      <text:p text:style-name="P2"/>
      <text:p text:style-name="P4"><text:tab/><text:tab/><text:tab/><text:tab/><text:tab/><text:tab/><text:tab/><text:tab/>Al Comando della</text:p>
      <text:p text:style-name="P4"><text:tab/><text:tab/><text:tab/><text:tab/><text:tab/><text:tab/><text:tab/><text:tab/>Polizia Municipale</text:p>
      <text:p text:style-name="P4"/>
      <text:p text:style-name="P4"><text:tab/><text:tab/><text:tab/><text:tab/><text:tab/><text:tab/><text:tab/><text:tab/>Al Settore Qualità e Dotazioni Urbane </text:p>
      <text:p text:style-name="P4"><text:tab/><text:tab/><text:tab/><text:tab/><text:tab/><text:tab/><text:tab/><text:tab/>Servizio Qualità Urbana</text:p>
      <text:p text:style-name="P10"/>
      <text:p text:style-name="P1"><text:span text:style-name="T3"><text:tab/><text:tab/><text:tab/><text:tab/><text:tab/><text:tab/><text:tab/><text:tab/></text:span><text:span text:style-name="T4">SEDE</text:span></text:p>
      <text:p text:style-name="P2"/>
      <text:p text:style-name="P2"/>
      <text:p text:style-name="P2"/>
      <text:p text:style-name="P2">Oggetto: <text:span text:style-name="T15">[oggetto]</text:span></text:p>
      <text:p text:style-name="P2"/>
      <text:p text:style-name="P11"/>
      <text:p text:style-name="P7">Richiedente: <text:span text:style-name="T12">[elenco_richiedenti]</text:span></text:p>
      <text:p text:style-name="P2"/>
      <text:p text:style-name="P2"/>
      <text:p text:style-name="P2"><text:tab/>Si invia, in allegato e per l'espressione del parere che compete ai civici Uffici in indirizzo, una copia dell'istanza specificata in oggetto, pervenuta a questo Comune in data <text:span text:style-name="T16">[data_presentazione]</text:span>, assunta agli atti con Prot. n.<text:span text:style-name="T16"> [protocollo] </text:span>del <text:span text:style-name="T16">[data_protocollo]</text:span>.</text:p>
      <text:p text:style-name="P2"><text:tab/></text:p>
      <text:p text:style-name="P2"><text:tab/>Si resta in attesa di sollecito riscontro, per dare modo allo scrivente SUAP di convocare la conferenza di servizi in sede referente entro i 30 (trenta) giorni dal ricevimento dell'istanza, così come previsto dalla L.R. 10/2012, richiamata la L. 241/1990, ossia entro il __________; pertanto, è opportuno che il parere a Voi richiesto pervenga a questo Ufficio entro il giorno __________.</text:p>
      <text:p text:style-name="P2"/>
      <text:p text:style-name="P2"><text:tab/>Il termine per la conclusione del procedimento è fissato in giorni 90, decorrenti dalla data di svolgimento della Conferenza di Servizi referente.</text:p>
      <text:p text:style-name="P2"/>
      <text:p text:style-name="P3"><text:tab/>Si informa altresì, che a <text:span text:style-name="T17">[ragsoc] - [sede] - [comuned] [provd]</text:span>, è stata inviata lettera di avvio di procedimento con Prot. n.<text:span text:style-name="T17"> [protocollo_com_rdp]</text:span> del <text:span text:style-name="T18">[data_comunicazione_responsabile]</text:span>.</text:p>
      <text:p text:style-name="P2"/>
      <text:p text:style-name="P2"><text:tab/>Cordiali saluti.</text:p>
      <text:p text:style-name="P5"/>
      <text:p text:style-name="P5"/>
      <text:p text:style-name="P1"><text:span text:style-name="T6"><text:tab/><text:tab/><text:tab/><text:tab/><text:tab/><text:tab/><text:tab/><text:tab/></text:span><text:span text:style-name="T6">IL RESPONSABILE SUAP </text:span></text:p>
      <text:p text:style-name="P9"><text:tab/><text:tab/><text:tab/><text:tab/><text:tab/><text:tab/><text:tab/><text:tab/> <text:s/>Iosé Angela Saccone</text:p>
      <text:p text:style-name="P5"/>
      <text:p text:style-name="P5"/>
      <text:p text:style-name="P5"/>
      <text:p text:style-name="P5"/>
      <text:p text:style-name="P5"/>
      <text:p text:style-name="P6">DATA E FIRMA PER RICEVUTA:</text:p>
      <text:p text:style-name="P6"/>
      <text:p text:style-name="P8"/>
      <text:p text:style-name="P8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, 'Arial Unicode MS'" style:font-charset="x-symbol"/>
    <style:font-face style:name="Symbol" svg:font-family="Symbol" style:font-charset="x-symbol"/>
    <style:font-face style:name="StarSymbol" svg:font-family="StarSymbol, 'Arial Unicode MS'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it" fo:country="IT" style:font-name-asian="Times New Roman" style:font-family-asian="'Times New Roman'" style:font-family-generic-asian="roman" style:font-pitch-asian="variable" style:font-size-asian="14pt" style:language-asian="zxx" style:country-asian="none" style:font-name-complex="Times New Roman" style:font-family-complex="'Times New Roman'" style:font-family-generic-complex="roman" style:font-pitch-complex="variable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Standard" style:class="extra">
      <style:paragraph-properties fo:text-align="justify" style:justify-single-word="false"/>
      <style:text-properties style:font-name="Arial" fo:font-family="Arial" style:font-family-generic="swiss" style:font-pitch="variable" fo:font-size="18pt" style:font-size-asian="18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justify" style:justify-single-word="false" fo:text-indent="0cm" style:auto-text-indent="false" fo:keep-with-next="always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Dicitur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Corpo_20_del_20_testo_20_2" style:display-name="Corpo del testo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Corpo_20_del_20_testo_20_3" style:display-name="Corpo del testo 3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stazione_20_tabella" style:display-name="Intestazione tabel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_20__28_user_29_" style:display-name="Table Contents (user)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ga_20_d_27_intestazione" style:display-name="Riga d'intestazion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8Num2z1" style:family="text">
      <style:text-properties style:font-name="Symbol" fo:font-family="Symbol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8Num7z0" style:family="text">
      <style:text-properties fo:font-weight="normal" style:font-weight-asian="normal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1" style:family="table">
      <style:table-properties style:width="17.085cm" table:align="left" style:writing-mode="lr-tb"/>
    </style:style>
    <style:style style:name="Tabella1.A" style:family="table-column">
      <style:table-column-properties style:column-width="8.5cm"/>
    </style:style>
    <style:style style:name="Tabella1.B" style:family="table-column">
      <style:table-column-properties style:column-width="8.58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a1.B1" style:family="table-cell">
      <style:table-cell-properties style:vertical-align="top" fo:padding="0.097cm" fo:border="0.1pt solid #000000" style:writing-mode="lr-tb"/>
    </style:style>
    <style:style style:name="MP1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MP2" style:family="paragraph" style:parent-style-name="Table_20_Contents_20__28_user_29_">
      <style:paragraph-properties fo:text-align="center" style:justify-single-word="false" style:writing-mode="lr-tb"/>
      <style:text-properties style:font-name="Verdana" fo:font-size="8pt" style:font-size-asian="8pt" style:font-name-complex="Verdana" style:font-size-complex="8pt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2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526cm" fo:margin-top="3.427cm" style:dynamic-spacing="true"/>
      </style:footer-style>
    </style:page-layout>
  </office:automatic-styles>
  <office:master-styles>
    <style:master-page style:name="Standard" style:page-layout-name="Mpm1">
      <style:foot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STRUTTURA: SERVIZIO COMMERCIO E FARMACIE</text:p>
              <text:p text:style-name="MP1">SPORTELLO UNICO DELLE ATTIVITA' PRODUTTIVE</text:p>
              <text:p text:style-name="MP1">VIA MANZONI 5 – 17100 SAVONA</text:p>
              <text:p text:style-name="MP1">TEL. 0198310305/384</text:p>
              <text:p text:style-name="MP1">FAX 01983105089</text:p>
            </table:table-cell>
            <table:table-cell table:style-name="Tabella1.B1" office:value-type="string">
              <text:p text:style-name="MP1">DIRIGENTE: Arch Marta SPERATI</text:p>
              <text:p text:style-name="MP1">Responsabile P.O.: Iosé Angela SACCONE</text:p>
              <text:p text:style-name="MP1">e-mail responsabile: commercio@comune.savona.it</text:p>
              <text:p text:style-name="MP1">PEC: suap@pec.comune.savona.it</text:p>
              <text:p text:style-name="MP1">sito internet: www.comune.savona.it</text:p>
            </table:table-cell>
          </table:table-row>
          <table:table-row table:style-name="Tabella1.1">
            <table:table-cell table:style-name="Tabella1.B1" table:number-columns-spanned="2" office:value-type="string">
              <text:p text:style-name="MP2">ORARIO PER IL PUBBLICO: LUNEDI' E MERCOLEDI' 10:30/12:30; MARTEDI' 14:30/16:30</text:p>
            </table:table-cell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AP</dc:title>
    <dc:subject>ZHAO</dc:subject>
    <meta:initial-creator>Gabriella Cavallo</meta:initial-creator>
    <meta:creation-date>2002-04-19T13:11:00</meta:creation-date>
    <dc:date>2015-04-23T16:21:59.335000000</dc:date>
    <meta:print-date>2015-03-03T09:11:00</meta:print-date>
    <meta:editing-cycles>168</meta:editing-cycles>
    <meta:editing-duration>PT3H2M13S</meta:editing-duration>
    <meta:generator>LibreOffice/4.1.4.2$Windows_x86 LibreOffice_project/0a0440ccc0227ad9829de5f46be37cfb6edcf72</meta:generator>
    <meta:document-statistic meta:table-count="1" meta:image-count="1" meta:object-count="0" meta:page-count="2" meta:paragraph-count="34" meta:word-count="251" meta:character-count="1881" meta:non-whitespace-character-count="1587"/>
    <meta:user-defined meta:name="Proprietario">SUAP</meta:user-defined>
  </office:meta>
</office:document-meta>
</file>